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1.updation/deletion/addition,categorizing <text:s/>- Automated testing <text:s/>-Top to Botom</text:p>
      <text:p text:style-name="Standard"/>
      <text:p text:style-name="Standard"><text:s text:c="2"/>2.sorting &amp; filtering,permanent buying of models - Manual Testing -Sandwich </text:p>
      <text:p text:style-name="Standard"/>
      <text:p text:style-name="Standard"><text:s text:c="2"/>3.Bulk ordering,Different Payment Methods <text:s/>- Automated Testing -Sandwich</text:p>
      <text:p text:style-name="Standard"/>
      <text:p text:style-name="Standard"><text:s text:c="2"/>4.Feedback/preview/review,video tutorial -Manual Testing -Sandwich</text:p>
      <text:p text:style-name="Standard"/>
      <text:p text:style-name="Standard"><text:s text:c="2"/>5.upgrading a product,Product suggestion -Automated Testing -Top to Bottom</text:p>
      <text:p text:style-name="Standard"/>
      <text:p text:style-name="Standard"><text:s text:c="2"/>6.security deposit,Notification -Manual Testing -Top to Bottom</text:p>
      <text:p text:style-name="Standard"/>
      <text:p text:style-name="Standard"><text:s text:c="2"/>7.Premium Membership,Platform Independent, -Manual Testing -Sandwic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1T17:18:03.430000000</meta:creation-date>
    <dc:date>2021-08-31T17:18:33.586000000</dc:date>
    <meta:editing-duration>PT31S</meta:editing-duration>
    <meta:editing-cycles>1</meta:editing-cycles>
    <meta:document-statistic meta:table-count="0" meta:image-count="0" meta:object-count="0" meta:page-count="1" meta:paragraph-count="7" meta:word-count="52" meta:character-count="508" meta:non-whitespace-character-count="446"/>
    <meta:generator>LibreOffice/7.0.4.2$Windows_X86_64 LibreOffice_project/dcf040e67528d9187c66b2379df5ea4407429775</meta:generator>
  </office:meta>
</office:document-meta>
</file>